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lementParser.register( BeanDefinition beanDef , Element element , BeanDefinitionRegistry regis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ElementParser.register( BeanDefinition beanDef , String beanName , String alias , BeanDefinitionRegistry regis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ElementParser.addComponent( Class componentClass , String beanName , String initMethod , boolean requiresSettings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lementParser.fillBeanDefinition( RootBeanDefinition beanDef , String initMethod , boolean requires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lementParser.addComponent( String componentClass , String beanName , String initMethod , boolean requiresSettings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lementParser.createBeanDefinition( String componentClass , String initMethod , boolean requires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lementParser.getAttributeValue( Element element , String attributeName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lementParser.createBeanDefinition( Class componentClass , String initMethod , boolean requires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lementParser.getChildElements( Element element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ElementParser.register( BeanDefinition beanDef , String beanName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